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47aa8"/>
    </style:style>
    <style:style style:name="P2" style:family="paragraph" style:parent-style-name="Standard">
      <style:text-properties fo:font-size="12pt" fo:language="zxx" fo:country="none" officeooo:paragraph-rsid="00047aa8" style:font-size-asian="12pt"/>
    </style:style>
    <style:style style:name="P3" style:family="paragraph" style:parent-style-name="Standard">
      <style:text-properties fo:font-size="12pt" officeooo:paragraph-rsid="000b2acd" style:font-size-asian="12pt"/>
    </style:style>
    <style:style style:name="P4" style:family="paragraph" style:parent-style-name="Standard">
      <style:paragraph-properties fo:margin-left="-1cm" fo:margin-right="-1cm" fo:text-indent="0cm" style:auto-text-indent="false"/>
      <style:text-properties style:font-name="Calibri" fo:font-size="12pt" officeooo:rsid="00047aa8" officeooo:paragraph-rsid="00047aa8" style:font-size-asian="12pt" style:font-size-complex="14pt"/>
    </style:style>
    <style:style style:name="P5" style:family="paragraph" style:parent-style-name="Standard">
      <style:paragraph-properties fo:margin-left="-1cm" fo:margin-right="-1cm" fo:text-indent="0cm" style:auto-text-indent="false"/>
      <style:text-properties fo:font-size="12pt" officeooo:paragraph-rsid="00047aa8" style:font-size-asian="12pt"/>
    </style:style>
    <style:style style:name="P6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fo:font-size="12pt" officeooo:paragraph-rsid="00047aa8" style:font-size-asian="12pt"/>
    </style:style>
    <style:style style:name="P7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fo:font-size="12pt" fo:language="zxx" fo:country="none" officeooo:rsid="00079382" officeooo:paragraph-rsid="00079382" style:font-size-asian="12pt"/>
    </style:style>
    <style:style style:name="P8" style:family="paragraph" style:parent-style-name="Standard">
      <style:paragraph-properties fo:margin-left="-1cm" fo:margin-right="-1cm" fo:text-indent="0cm" style:auto-text-indent="false"/>
      <style:text-properties fo:font-size="12pt" fo:language="zxx" fo:country="none" officeooo:paragraph-rsid="00047aa8" style:font-size-asian="12pt"/>
    </style:style>
    <style:style style:name="P9" style:family="paragraph" style:parent-style-name="Standard">
      <style:paragraph-properties fo:margin-left="-1cm" fo:margin-right="-1cm" fo:text-indent="0cm" style:auto-text-indent="false"/>
      <style:text-properties officeooo:paragraph-rsid="00047aa8"/>
    </style:style>
    <style:style style:name="P10" style:family="paragraph" style:parent-style-name="Standard">
      <style:paragraph-properties fo:margin-left="-1cm" fo:margin-right="-1cm" fo:text-indent="0cm" style:auto-text-indent="false">
        <style:tab-stops>
          <style:tab-stop style:position="17.002cm" style:type="right"/>
        </style:tab-stops>
      </style:paragraph-properties>
      <style:text-properties officeooo:paragraph-rsid="00047aa8"/>
    </style:style>
    <style:style style:name="P11" style:family="paragraph" style:parent-style-name="Standard">
      <style:paragraph-properties fo:margin-left="-1cm" fo:margin-right="-1cm" fo:line-height="150%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4pt" fo:letter-spacing="0.035cm" officeooo:paragraph-rsid="00047aa8" style:font-size-asian="14pt"/>
    </style:style>
    <style:style style:name="P12" style:family="paragraph" style:parent-style-name="Standard">
      <style:paragraph-properties fo:margin-left="-1cm" fo:margin-right="-1cm" fo:text-align="center" style:justify-single-word="false" fo:text-indent="0cm" style:auto-text-indent="false" fo:padding-left="0.141cm" fo:padding-right="0.141cm" fo:padding-top="0cm" fo:padding-bottom="0.035cm" fo:border="0.51pt solid #000000"/>
      <style:text-properties fo:font-size="16pt" officeooo:paragraph-rsid="00047aa8" style:font-size-asian="16pt"/>
    </style:style>
    <style:style style:name="P13" style:family="paragraph" style:parent-style-name="Standard">
      <style:paragraph-properties fo:margin-left="-1cm" fo:margin-right="0cm" fo:text-indent="0cm" style:auto-text-indent="false" fo:padding-left="0.141cm" fo:padding-right="0.953cm" fo:padding-top="0.035cm" fo:padding-bottom="0.035cm" fo:border="0.51pt solid #000000">
        <style:tab-stops>
          <style:tab-stop style:position="17.002cm" style:type="right"/>
        </style:tab-stops>
      </style:paragraph-properties>
      <style:text-properties officeooo:paragraph-rsid="00047aa8"/>
    </style:style>
    <style:style style:name="P14" style:family="paragraph" style:parent-style-name="Standard" style:master-page-name="Standard">
      <style:paragraph-properties fo:margin-left="-1cm" fo:margin-right="-1cm" fo:line-height="150%" fo:text-align="center" style:justify-single-word="false" fo:text-indent="0cm" style:auto-text-indent="false" style:page-number="auto" fo:padding-left="0.141cm" fo:padding-right="0.141cm" fo:padding-top="0cm" fo:padding-bottom="0.035cm" fo:border="0.51pt solid #000000"/>
      <style:text-properties fo:font-size="14pt" fo:letter-spacing="0.035cm" officeooo:paragraph-rsid="00047aa8" style:font-size-asian="14pt"/>
    </style:style>
    <style:style style:name="P15" style:family="paragraph" style:parent-style-name="Standard" style:list-style-name="L1">
      <style:text-properties officeooo:paragraph-rsid="00047aa8"/>
    </style:style>
    <style:style style:name="P16" style:family="paragraph" style:parent-style-name="Standard" style:list-style-name="L1">
      <style:text-properties fo:font-size="12pt" officeooo:rsid="00047aa8" officeooo:paragraph-rsid="00047aa8" style:font-size-asian="12pt"/>
    </style:style>
    <style:style style:name="P17" style:family="paragraph" style:parent-style-name="Standard" style:list-style-name="L1">
      <style:text-properties fo:font-size="12pt" officeooo:rsid="0006476f" officeooo:paragraph-rsid="000b2acd" style:font-size-asian="12pt"/>
    </style:style>
    <style:style style:name="P18" style:family="paragraph" style:parent-style-name="Standard">
      <style:text-properties fo:font-size="12pt" officeooo:rsid="0006476f" officeooo:paragraph-rsid="000b2acd" style:font-size-asian="12pt"/>
    </style:style>
    <style:style style:name="P19" style:family="paragraph" style:parent-style-name="Standard" style:list-style-name="L1">
      <style:text-properties officeooo:rsid="000b2acd" officeooo:paragraph-rsid="000b2acd"/>
    </style:style>
    <style:style style:name="P20" style:family="paragraph" style:parent-style-name="Standard" style:list-style-name="L1">
      <style:text-properties officeooo:rsid="00047aa8" officeooo:paragraph-rsid="00047aa8"/>
    </style:style>
    <style:style style:name="P21" style:family="paragraph" style:parent-style-name="Standard" style:list-style-name="WW8Num2">
      <style:paragraph-properties fo:margin-left="0cm" fo:margin-right="-1cm" fo:text-indent="0cm" style:auto-text-indent="false"/>
      <style:text-properties fo:font-size="12pt" officeooo:paragraph-rsid="00047aa8" style:font-size-asian="12pt"/>
    </style:style>
    <style:style style:name="P22" style:family="paragraph" style:parent-style-name="Standard" style:list-style-name="WW8Num2">
      <style:paragraph-properties fo:margin-left="0cm" fo:margin-right="-1cm" fo:text-indent="0cm" style:auto-text-indent="false"/>
      <style:text-properties style:font-name="Calibri" fo:font-size="12pt" officeooo:rsid="000de544" officeooo:paragraph-rsid="000de544" style:font-size-asian="12pt" style:font-size-complex="14pt"/>
    </style:style>
    <style:style style:name="P23" style:family="paragraph" style:parent-style-name="Standard" style:list-style-name="WW8Num2">
      <style:paragraph-properties fo:margin-left="0cm" fo:margin-right="-1cm" fo:text-indent="0cm" style:auto-text-indent="false"/>
      <style:text-properties style:font-name="Calibri" fo:font-size="12pt" officeooo:rsid="00047aa8" officeooo:paragraph-rsid="00047aa8" style:font-size-asian="12pt" style:font-size-complex="14pt"/>
    </style:style>
    <style:style style:name="P24" style:family="paragraph" style:parent-style-name="Standard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  <style:text-properties style:font-name="Calibri" fo:font-size="12pt" officeooo:rsid="00047aa8" officeooo:paragraph-rsid="00047aa8" style:font-size-asian="12pt" style:font-size-complex="14pt"/>
    </style:style>
    <style:style style:name="P25" style:family="paragraph" style:parent-style-name="Heading_20_2">
      <style:text-properties officeooo:paragraph-rsid="00047aa8"/>
    </style:style>
    <style:style style:name="P26" style:family="paragraph" style:parent-style-name="Heading_20_3">
      <style:text-properties officeooo:rsid="00047aa8" officeooo:paragraph-rsid="00047aa8"/>
    </style:style>
    <style:style style:name="P27" style:family="paragraph" style:parent-style-name="Heading_20_1">
      <style:paragraph-properties fo:margin-left="-1cm" fo:margin-right="0cm" fo:text-indent="0cm" style:auto-text-indent="false">
        <style:tab-stops>
          <style:tab-stop style:position="17.002cm" style:type="right"/>
        </style:tab-stops>
      </style:paragraph-properties>
      <style:text-properties style:font-name="Calibri" fo:font-size="12pt" officeooo:rsid="00047aa8" officeooo:paragraph-rsid="00047aa8" style:font-size-asian="12pt" style:font-size-complex="14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officeooo:rsid="00047aa8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47aa8" style:font-size-asian="12pt"/>
    </style:style>
    <style:style style:name="T5" style:family="text">
      <style:text-properties fo:font-size="12pt" officeooo:rsid="000c84ba" style:font-size-asian="12pt"/>
    </style:style>
    <style:style style:name="T6" style:family="text">
      <style:text-properties fo:font-size="12pt" officeooo:rsid="000eb887" style:font-size-asian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Calibri" fo:font-size="12pt" officeooo:rsid="00047aa8" style:font-size-asian="12pt" style:font-size-complex="14pt"/>
    </style:style>
    <style:style style:name="T10" style:family="text">
      <style:text-properties style:font-name="Calibri" fo:font-size="12pt" officeooo:rsid="0006476f" style:font-size-asian="12pt" style:font-size-complex="14pt"/>
    </style:style>
    <style:style style:name="T11" style:family="text">
      <style:text-properties style:font-name="Calibri" fo:font-size="12pt" officeooo:rsid="00115dd2" style:font-size-asian="12pt" style:font-size-complex="14pt"/>
    </style:style>
    <style:style style:name="T12" style:family="text">
      <style:text-properties style:font-name="Calibri" fo:font-size="12pt" fo:font-weight="bold" officeooo:rsid="00047aa8" style:font-size-asian="12pt" style:font-weight-asian="bold" style:font-size-complex="14pt"/>
    </style:style>
    <style:style style:name="T13" style:family="text">
      <style:text-properties officeooo:rsid="00079382"/>
    </style:style>
    <style:style style:name="T14" style:family="text">
      <style:text-properties officeooo:rsid="000de5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FR Sciences et Techniques – Département Informatique </text:p>
      <text:p text:style-name="P11">Compte-rendu de la réunion <text:span text:style-name="T1">1</text:span> du projet</text:p>
      <text:p text:style-name="P11">"<text:span text:style-name="T1">Développement Interface en Géosciences </text:span>"</text:p>
      <text:p text:style-name="P11"><text:span text:style-name="T13">13</text:span> novembre 201<text:span text:style-name="T13">8</text:span></text:p>
      <text:p text:style-name="P12">V. 1.0</text:p>
      <text:p text:style-name="P5"/>
      <text:p text:style-name="P4"><text:span text:style-name="T7">Présents (4 personnes)</text:span> : Valentin DEBONNE, William BERARD, Léonard DESHAYES, Valentin LION </text:p>
      <text:p text:style-name="P4"/>
      <text:p text:style-name="P9"><text:span text:style-name="T2">Points abordés</text:span><text:span text:style-name="T3"> :</text:span></text:p>
      <text:list xml:id="list2273224555" text:style-name="WW8Num2">
        <text:list-item>
          <text:p text:style-name="P21">Point sur l<text:span text:style-name="T14">es données</text:span></text:p>
        </text:list-item>
        <text:list-item>
          <text:p text:style-name="P22">Besoins et objectifs de l’application</text:p>
          <text:p text:style-name="P23"/>
        </text:list-item>
      </text:list>
      <text:p text:style-name="P4"><text:span text:style-name="T7">Documents distribués</text:span> <text:span text:style-name="T7">avant la réunion</text:span> (pas de document)</text:p>
      <text:p text:style-name="P4"/>
      <text:h text:style-name="P27" text:outline-level="1">Rédacteur : <text:span text:style-name="T8">Valentin LION</text:span><text:tab/>Relecteur : ***********</text:h>
      <text:p text:style-name="P24"/>
      <text:p text:style-name="P10"><text:span text:style-name="T2">Début de séance</text:span><text:span text:style-name="T3"> : 1</text:span><text:span text:style-name="T4">6</text:span><text:span text:style-name="T3">h45</text:span><text:span text:style-name="T2"><text:tab/>Fin de séance</text:span><text:span text:style-name="T3"> : 1</text:span><text:span text:style-name="T4">8</text:span><text:span text:style-name="T3">h</text:span></text:p>
      <text:p text:style-name="P5"/>
      <text:p text:style-name="P7"><draw:line text:anchor-type="char" draw:z-index="0" draw:style-name="gr1" draw:text-style-name="P28" svg:x1="2.572cm" svg:y1="0.162cm" svg:x2="13.24cm" svg:y2="0.162cm"><text:p/></draw:line></text:p>
      <text:h text:style-name="P25" text:outline-level="2">1 - Point sur la bibliographie</text:h>
      <text:p text:style-name="P6"/>
      <text:h text:style-name="P26" text:outline-level="3">Présentation des classeurs <text:span text:style-name="T14">excel </text:span>contenant les différentes <text:span text:style-name="T14">données</text:span> influant le calcul du mouvement vertical.</text:h>
      <text:p text:style-name="P8"/>
      <text:p text:style-name="P2"/>
      <text:p text:style-name="P1"><text:s/><draw:line text:anchor-type="char" draw:z-index="1" draw:style-name="gr1" draw:text-style-name="P28" svg:x1="2.655cm" svg:y1="0.162cm" svg:x2="13.323cm" svg:y2="0.162cm"><text:p/></draw:line></text:p>
      <text:h text:style-name="P25" text:outline-level="2">2 – <text:span text:style-name="T1">Besoins et objectifs de l’application</text:span></text:h>
      <text:p text:style-name="P1"><text:span text:style-name="Police_20_par_20_défaut"/></text:p>
      <text:list xml:id="list4095080465" text:style-name="L1">
        <text:list-item>
          <text:p text:style-name="P15"><text:span text:style-name="T4">D’abord permettre </text:span><text:span text:style-name="T6">à</text:span><text:span text:style-name="T4"> l’utilisateur de pouvoir entrer les données relevées sur le terrain et de </text:span><text:span text:style-name="T6">calculer</text:span><text:span text:style-name="T4"> </text:span><text:span text:style-name="T6">pour chaque</text:span><text:span text:style-name="T4"> </text:span><text:span text:style-name="T6">méthodes</text:span><text:span text:style-name="T4"> <text:s/>le mouvement vertical moyen. Il doit être possible de mettre a jour les </text:span><text:span text:style-name="T6">données</text:span><text:span text:style-name="T4"> utilisées.</text:span></text:p>
          <text:p text:style-name="P16"/>
        </text:list-item>
        <text:list-item>
          <text:p text:style-name="P19"><text:span text:style-name="T4">I</text:span><text:span text:style-name="T3">nterface </text:span><text:span text:style-name="T5">orientée utilisateur</text:span><text:span text:style-name="T3">.</text:span></text:p>
          <text:p text:style-name="P16"/>
        </text:list-item>
        <text:list-item>
          <text:p text:style-name="P20"><text:span text:style-name="T3">A la suite du calcul le logiciel affichera une carte de la zone géologique concernée et positionner</text:span><text:span text:style-name="T6">a</text:span><text:span text:style-name="T3"> des vecteurs représentant le mouvement vertical.</text:span></text:p>
          <text:p text:style-name="P16"/>
        </text:list-item>
        <text:list-item>
          <text:p text:style-name="P17">Incorporer les incertitudes dans le calcul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12">Prochaine réunion </text:span><text:span text:style-name="T9">: </text:span><text:span text:style-name="T11">21</text:span><text:span text:style-name="T9"> </text:span><text:span text:style-name="T11">novembre</text:span><text:span text:style-name="T9"> 201</text:span><text:span text:style-name="T10">8</text:span><text:span text:style-name="T9"> à 1</text:span><text:span text:style-name="T11">3</text:span><text:span text:style-name="T9">h</text:span><text:span text:style-name="T11">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cm" fo:margin-right="-1cm" fo:text-align="justify" style:justify-single-word="false" fo:text-indent="0cm" style:auto-text-indent="false" fo:keep-with-next="always"/>
      <style:text-properties fo:font-size="12pt" style:font-size-asian="12pt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34:49.062748519</meta:creation-date>
    <dc:date>2018-11-21T14:23:39.432822073</dc:date>
    <meta:editing-duration>PT18M28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21" meta:word-count="178" meta:character-count="1141" meta:non-whitespace-character-count="983"/>
  </office:meta>
</office:document-meta>
</file>